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Arial, 'libr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fo:font-weight="bold" officeooo:rsid="003879f9" officeooo:paragraph-rsid="003879f9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Liberation Serif" fo:font-size="9pt" style:font-size-asian="9pt" style:font-size-complex="9pt"/>
    </style:style>
    <style:style style:name="P10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1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2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3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4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5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6" style:family="paragraph" style:parent-style-name="Text_20_body">
      <style:text-properties style:font-name="Liberation Serif" fo:font-size="9pt" officeooo:rsid="003879f9" officeooo:paragraph-rsid="003879f9" style:font-size-asian="9pt" style:font-size-complex="9pt"/>
    </style:style>
    <style:style style:name="P17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21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23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24" style:family="paragraph" style:parent-style-name="Text_20_body">
      <style:text-properties style:font-name="Liberation Serif" fo:font-size="9pt" style:font-size-asian="9pt" style:font-size-complex="9pt"/>
    </style:style>
    <style:style style:name="P25" style:family="paragraph" style:parent-style-name="Text_20_body">
      <style:text-properties style:font-name="Liberation Serif" fo:font-size="9pt" officeooo:rsid="00396657" officeooo:paragraph-rsid="00396657" style:font-size-asian="9pt" style:font-size-complex="9pt"/>
    </style:style>
    <style:style style:name="P26" style:family="paragraph" style:parent-style-name="Text_20_body">
      <style:text-properties style:font-name="Liberation Serif" fo:font-size="9pt" fo:font-weight="bold" officeooo:rsid="00396657" officeooo:paragraph-rsid="00396657" style:font-size-asian="9pt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  <style:style style:name="T10" style:family="text">
      <style:text-properties officeooo:rsid="003aed47"/>
    </style:style>
    <style:style style:name="T11" style:family="text">
      <style:text-properties fo:font-variant="normal" fo:text-transform="none" fo:color="#111111" style:font-name="Liberation Serif" fo:letter-spacing="normal" fo:font-style="normal" fo:font-weight="normal"/>
    </style:style>
    <style:style style:name="T12" style:family="text">
      <style:text-properties fo:font-variant="normal" fo:text-transform="none" fo:color="#111111" style:font-name="Liberation Serif" fo:letter-spacing="normal" fo:font-style="normal" fo:font-weight="normal" officeooo:rsid="003aed47"/>
    </style:style>
    <style:style style:name="T13" style:family="text">
      <style:text-properties fo:font-variant="normal" fo:text-transform="none" fo:color="#111111" style:font-name="Liberation Serif" fo:letter-spacing="normal" fo:font-style="normal" fo:font-weight="normal" officeooo:rsid="003aed47" style:font-weight-asian="bold" style:font-weight-complex="bold"/>
    </style:style>
    <style:style style:name="T14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4">sudo apt-get update</text:p>
      <text:p text:style-name="P14">sudo apt-get upgrade</text:p>
      <text:p text:style-name="P9"/>
      <text:p text:style-name="P1">Instalacja Javy JRE I JDK:</text:p>
      <text:p text:style-name="P9">sudo apt-get install default-jre</text:p>
      <text:p text:style-name="P9">sudo apt-get install default-jdk</text:p>
      <text:p text:style-name="P9">java -version</text:p>
      <text:p text:style-name="P9">javac -version</text:p>
      <text:p text:style-name="P9"/>
      <text:p text:style-name="P1">Instalacja I konfiguracja Intellij:</text:p>
      <text:p text:style-name="P9">download IntelliJ</text:p>
      <text:p text:style-name="P9">navigate to the download folder</text:p>
      <text:p text:style-name="P9">sudo tar xf ideaIC—*.tar.gz -C /opt/</text:p>
      <text:p text:style-name="P9">after unpacking:</text:p>
      <text:p text:style-name="P9">cd /opt/ideaIU-*</text:p>
      <text:p text:style-name="P9">cd bin</text:p>
      <text:p text:style-name="P9">sh idea.sh .</text:p>
      <text:p text:style-name="P9">Launch IntelliJ and CTRL+SHIFT+ALT+S:</text:p>
      <text:p text:style-name="P9">set default SDK</text:p>
      <text:p text:style-name="P9"/>
      <text:p text:style-name="P1">Instalacja gita:</text:p>
      <text:p text:style-name="P9">sudo apt-get install git</text:p>
      <text:p text:style-name="P9">git –version</text:p>
      <text:p text:style-name="P9">sudo apt install gitk</text:p>
      <text:p text:style-name="P15">sudo apt install git-flow</text:p>
      <text:p text:style-name="P9"/>
      <text:p text:style-name="P2">Konfiguracja gita:</text:p>
      <text:p text:style-name="P10">git config --global user.name "Adam Smakulski"</text:p>
      <text:p text:style-name="P10">git config --global user.email "adam.smakulski@gmail.com"</text:p>
      <text:p text:style-name="P10">git config --global credential.helper store</text:p>
      <text:p text:style-name="P10">git config --global core.editor nano</text:p>
      <text:p text:style-name="P9"/>
      <text:p text:style-name="P9"><text:span text:style-name="T7">S</text:span>tworzyc plik .gitignore I wpisac do niego:</text:p>
      <text:p text:style-name="P9">.idea</text:p>
      <text:p text:style-name="P9">out/</text:p>
      <text:p text:style-name="P9">lub zainstalowac wtyczke do IDEA. Using IDE built-in plugin system:</text:p>
      <text:p text:style-name="P9">File&gt;&gt;Plugins&gt;&gt;Browse Reporitories&gt;&gt;.gitignore</text:p>
      <text:p text:style-name="P9"/>
      <text:p text:style-name="P1">Helpers:</text:p>
      <text:p text:style-name="P3">For Hibernating, Suspending and other advanced options, install from Activities:</text:p>
      <text:p text:style-name="P17">GNOME Tweaks</text:p>
      <text:p text:style-name="P4"/>
      <text:p text:style-name="P4">File Commander</text:p>
      <text:p text:style-name="P18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9">sudo apt install gstreamer1.0-plugins-bad gstreamer1.0-libav</text:p>
      <text:p text:style-name="P9"/>
      <text:p text:style-name="P1">Remove directory from git and local</text:p>
      <text:p text:style-name="P9">You could checkout 'master' with both directories;</text:p>
      <text:p text:style-name="P9">git rm -r one-of-the-directories</text:p>
      <text:p text:style-name="P9">git commit -m "Remove duplicated directory"</text:p>
      <text:p text:style-name="P9">git push origin &lt;your-git-branch&gt; (typically 'master', but not always)</text:p>
      <text:p text:style-name="P9"/>
      <text:p text:style-name="P1">Remove directory from git but NOT local</text:p>
      <text:p text:style-name="P9">git rm -r --cached myFolder</text:p>
      <text:p text:style-name="P9"/>
      <text:p text:style-name="P5"/>
      <text:p text:style-name="P5"><text:soft-page-break/>Unlinking local repository from remote:</text:p>
      <text:p text:style-name="P11"><text:span text:style-name="T3">D</text:span>elete the config settings fro<text:span text:style-name="T1">m</text:span> .<text:span text:style-name="T1">git/config with:</text:span></text:p>
      <text:p text:style-name="P12">git remote rm origin</text:p>
      <text:p text:style-name="P11">The<text:span text:style-name="T2">n to get rid of th FETCH_HEAD which still points to github, do:</text:span></text:p>
      <text:p text:style-name="P12">rm .git/FETCH_HEAD</text:p>
      <text:p text:style-name="P9"/>
      <text:p text:style-name="P1">remove from the index with:</text:p>
      <text:p text:style-name="P9">git rm --cached jjdz5-materialy</text:p>
      <text:p text:style-name="P9"/>
      <text:p text:style-name="P1">wyswietl partycje:</text:p>
      <text:p text:style-name="P9">sudo lsblk -o NAME,FSTYPE,SIZE,MOUNTPOINT,</text:p>
      <text:p text:style-name="P9"/>
      <text:p text:style-name="P13"><text:span text:style-name="T4">Resetowanie lokalnego master brancha to aktualnego remote master brancha</text:span> </text:p>
      <text:p text:style-name="P13"><text:span text:style-name="T9">git </text:span>checkout master</text:p>
      <text:p text:style-name="P13"><text:span text:style-name="T9">git </text:span>fetch origin</text:p>
      <text:p text:style-name="P13">git reset --hard origin/master</text:p>
      <text:p text:style-name="P13"/>
      <text:p text:style-name="P8">Po przeniesieniu calego folderu z projektami na nowy komputer, w kazdym projekcie/module zrobic:</text:p>
      <text:p text:style-name="P16">git reset –hard HEAD</text:p>
      <text:p text:style-name="P13"/>
      <text:p text:style-name="P6"><text:span text:style-name="T6">Zawansonana konfiguracja</text:span> </text:p>
      <text:p text:style-name="P19">dConf z Ubuntu Software</text:p>
      <text:p text:style-name="P20">idle-brightness</text:p>
      <text:p text:style-name="P22">disable-hover-click</text:p>
      <text:p text:style-name="P20"/>
      <text:p text:style-name="P21"><text:span text:style-name="T4">Znajdz </text:span><text:span text:style-name="T5">i</text:span><text:span text:style-name="T4"> edytuj git config</text:span></text:p>
      <text:p text:style-name="P23">git config --global -e</text:p>
      <text:p text:style-name="P13"/>
      <text:p text:style-name="P13"/>
      <text:p text:style-name="P7">Konfiguracja GRUB Bootloader</text:p>
      <text:p text:style-name="P9">sudo add-apt-repository ppa:danielrichter2007/grub-customizer</text:p>
      <text:p text:style-name="P9">sudo apt-get update</text:p>
      <text:p text:style-name="P9">sudo apt-get install grub-customizer</text:p>
      <text:p text:style-name="P9"/>
      <text:p text:style-name="P26"><text:span text:style-name="T14">Na wypadek gdy IDEA nie chce sie updateowac w zwiazku z brakiem uprawnien, </text:span><text:span text:style-name="T13">s</text:span><text:span text:style-name="T11">et the user and group of your idea folder to yourself. (or a group that you share with other users, if you need):</text:span></text:p>
      <text:p text:style-name="P25">sudo chown -R $(whoami) /opt/idea-IU-181.5281.24/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Arial, 'libr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19T21:15:48.892482632</dc:date>
    <meta:editing-duration>P2DT12H34M25S</meta:editing-duration>
    <meta:editing-cycles>48</meta:editing-cycles>
    <meta:generator>LibreOffice/6.0.3.2$Linux_X86_64 LibreOffice_project/00m0$Build-2</meta:generator>
    <meta:document-statistic meta:table-count="0" meta:image-count="0" meta:object-count="0" meta:page-count="2" meta:paragraph-count="74" meta:word-count="366" meta:character-count="2557" meta:non-whitespace-character-count="2272"/>
  </office:meta>
</office:document-meta>
</file>